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3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182.44pt"/>
    </style:style>
    <style:style style:name="co12" style:family="table-column">
      <style:table-column-properties fo:break-before="auto" style:column-width="115.74pt"/>
    </style:style>
    <style:style style:name="co13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 style:data-style-name="N61"/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SparseMatMu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 erro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(314, 1.770511e-220)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x[]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[]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Error value at 0.5 on regression &lt; 0.5</text:p>
          </table:table-cell>
          <table:table-cell office:value-type="string" calcext:value-type="string">
            <text:p>0.792817 - 0.000171895 x</text:p>
          </table:table-cell>
          <table:table-cell office:value-type="float" office:value="0.792731" calcext:value-type="float">
            <text:p>0.792731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</text:p>
          </table:table-cell>
          <table:table-cell table:number-columns-repeated="2" table:style-name="ce7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[]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[]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volved in array index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[]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volved in array index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table:style-name="ce7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(SparseCompRow_matmult method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(SparseCompRow_matmult method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Error value at 0.5 on regression &gt; 0.5</text:p>
          </table:table-cell>
          <table:table-cell office:value-type="string" calcext:value-type="string">
            <text:p>0.792817 - 0.000171895 x</text:p>
          </table:table-cell>
          <table:table-cell office:value-type="float" office:value="0.792731" calcext:value-type="float">
            <text:p>0.792731</text:p>
          </table:table-cell>
        </table:table-row>
        <table:table-row table:style-name="ro1"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Rp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15/17" office:value-type="percentage" office:value="0.882352941176471" calcext:value-type="percentage">
            <text:p>88.24%</text:p>
          </table:table-cell>
          <table:table-cell table:number-columns-repeated="4"/>
        </table:table-row>
      </table:table>
      <table:table table:name="ApproxSyma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/>
        </table:table-row>
        <table:table-row table:style-name="ro1">
          <table:table-cell office:value-type="string" calcext:value-type="string">
            <text:p>x[]</text:p>
          </table:table-cell>
          <table:table-cell table:number-columns-repeated="2" office:value-type="string" calcext:value-type="string">
            <text:p>Y</text:p>
          </table:table-cell>
          <table:table-cell table:formula="of:=IF([.B4]=&quot;N&quot;;IF([.C4]=&quot;N&quot;;&quot;TN&quot;;&quot;FP&quot;);IF([.C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y[]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B5]=&quot;N&quot;;IF([.C5]=&quot;N&quot;;&quot;TN&quot;;&quot;FP&quot;);IF([.C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</text:p>
          </table:table-cell>
          <table:table-cell table:formula="of:=IF([.B6]=&quot;N&quot;;IF([.C6]=&quot;N&quot;;&quot;TN&quot;;&quot;FP&quot;);IF([.C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anz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B7]=&quot;N&quot;;IF([.C7]=&quot;N&quot;;&quot;TN&quot;;&quot;FP&quot;);IF([.C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val[]</text:p>
          </table:table-cell>
          <table:table-cell table:number-columns-repeated="2" office:value-type="string" calcext:value-type="string">
            <text:p>Y</text:p>
          </table:table-cell>
          <table:table-cell table:formula="of:=IF([.B8]=&quot;N&quot;;IF([.C8]=&quot;N&quot;;&quot;TN&quot;;&quot;FP&quot;);IF([.C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col[]</text:p>
          </table:table-cell>
          <table:table-cell table:number-columns-repeated="2" office:value-type="string" calcext:value-type="string">
            <text:p>N</text:p>
          </table:table-cell>
          <table:table-cell table:formula="of:=IF([.B9]=&quot;N&quot;;IF([.C9]=&quot;N&quot;;&quot;TN&quot;;&quot;FP&quot;);IF([.C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ow[]</text:p>
          </table:table-cell>
          <table:table-cell table:number-columns-repeated="2" office:value-type="string" calcext:value-type="string">
            <text:p>N</text:p>
          </table:table-cell>
          <table:table-cell table:formula="of:=IF([.B10]=&quot;N&quot;;IF([.C10]=&quot;N&quot;;&quot;TN&quot;;&quot;FP&quot;);IF([.C1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B11]=&quot;N&quot;;IF([.C11]=&quot;N&quot;;&quot;TN&quot;;&quot;FP&quot;);IF([.C1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table:formula="of:=IF([.B12]=&quot;N&quot;;IF([.C12]=&quot;N&quot;;&quot;TN&quot;;&quot;FP&quot;);IF([.C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office:value-type="string" calcext:value-type="string">
            <text:p>N</text:p>
          </table:table-cell>
          <table:table-cell table:formula="of:=IF([.B13]=&quot;N&quot;;IF([.C13]=&quot;N&quot;;&quot;TN&quot;;&quot;FP&quot;);IF([.C1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B14]=&quot;N&quot;;IF([.C14]=&quot;N&quot;;&quot;TN&quot;;&quot;FP&quot;);IF([.C1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eps</text:p>
          </table:table-cell>
          <table:table-cell table:number-columns-repeated="2" office:value-type="string" calcext:value-type="string">
            <text:p>N</text:p>
          </table:table-cell>
          <table:table-cell table:formula="of:=IF([.B15]=&quot;N&quot;;IF([.C15]=&quot;N&quot;;&quot;TN&quot;;&quot;FP&quot;);IF([.C1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 (SparseCompRow_matmult method)</text:p>
          </table:table-cell>
          <table:table-cell table:number-columns-repeated="2" office:value-type="string" calcext:value-type="string">
            <text:p>N</text:p>
          </table:table-cell>
          <table:table-cell table:formula="of:=IF([.B16]=&quot;N&quot;;IF([.C16]=&quot;N&quot;;&quot;TN&quot;;&quot;FP&quot;);IF([.C1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i (SparseCompRow_matmult method)</text:p>
          </table:table-cell>
          <table:table-cell table:number-columns-repeated="2" office:value-type="string" calcext:value-type="string">
            <text:p>N</text:p>
          </table:table-cell>
          <table:table-cell table:formula="of:=IF([.B17]=&quot;N&quot;;IF([.C17]=&quot;N&quot;;&quot;TN&quot;;&quot;FP&quot;);IF([.C1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B18]=&quot;N&quot;;IF([.C18]=&quot;N&quot;;&quot;TN&quot;;&quot;FP&quot;);IF([.C1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table:formula="of:=IF([.B19]=&quot;N&quot;;IF([.C19]=&quot;N&quot;;&quot;TN&quot;;&quot;FP&quot;);IF([.C1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owRp1</text:p>
          </table:table-cell>
          <table:table-cell table:number-columns-repeated="2" office:value-type="string" calcext:value-type="string">
            <text:p>N</text:p>
          </table:table-cell>
          <table:table-cell table:formula="of:=IF([.B20]=&quot;N&quot;;IF([.C20]=&quot;N&quot;;&quot;TN&quot;;&quot;FP&quot;);IF([.C20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D4:.D20];&quot;=TP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table:formula="of:=COUNTIFS([.D5:.D21];&quot;=Tn&quot;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D6:.D22];&quot;=fP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S([.D7:.D23];&quot;=FN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3:.B26])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curacy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1:47:32.127070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20T21:57:17.671715889</dc:date>
    <meta:editing-duration>PT17H42M53S</meta:editing-duration>
    <meta:editing-cycles>52</meta:editing-cycles>
    <meta:generator>LibreOffice/5.1.6.2$Linux_X86_64 LibreOffice_project/10m0$Build-2</meta:generator>
    <meta:document-statistic meta:table-count="3" meta:cell-count="178" meta:object-count="0"/>
  </office:meta>
</office:document-meta>
</file>